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T12" style:family="text">
      <style:text-properties officeooo:rsid="000e0e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text:span text:style-name="T10">2.2</text:span></text:p>
      <text:p text:style-name="P8">Mozilla Thunderbird Configuration Guide</text:p>
      <text:p text:style-name="P3"/>
      <text:p text:style-name="P18">Copyright © <text:s/>2009-201<text:span text:style-name="T10">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10">2.2</text:span> – <text:span text:style-name="T12">March</text:span> 201<text:span text:style-name="T10">4</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text:span text:style-name="T10">2.2</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4</text:span>",</text:p>
      <text:p text:style-name="Code"><text:s text:c="19"/>"filename" =&gt; "sogo-connector-24.0.<text:span text:style-name="T10">4</text:span>.xpi" ),</text:p>
      <text:p text:style-name="Code"><text:s text:c="9"/>"sogo-integrator@inverse.ca"</text:p>
      <text:p text:style-name="Code"><text:s text:c="9"/>=&gt; array( "application" =&gt; "thunderbird",</text:p>
      <text:p text:style-name="Code"><text:s text:c="19"/>"version" =&gt; "24.<text:span text:style-name="T1">0</text:span>.<text:span text:style-name="T1">4</text:span>",</text:p>
      <text:p text:style-name="Code"><text:s text:c="19"/>"filename" =&gt; "sogo-integrator-24.0.<text:span text:style-name="T10">4</text:span>-sogo-demo.xpi" ),</text:p>
      <text:p text:style-name="Code"><text:s text:c="9"/>"{e2fda1a4-762b-4020-b5ad-a41df1933103}"</text:p>
      <text:p text:style-name="Code"><text:s text:c="9"/>=&gt; array( "application" =&gt; "thunderbird",</text:p>
      <text:p text:style-name="Code"><text:s text:c="19"/>"version" =&gt; "2.6.2",</text:p>
      <text:p text:style-name="Code"><text:s text:c="19"/>"filename" =&gt; "lightning-2.6.<text:span text:style-name="T10">4</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2.6.<text:span text:style-name="T10">4</text:span>.xpi</text:p>
      <text:p text:style-name="Code">Linux_x86-gcc3/lightning-2.6.<text:span text:style-name="T10">4</text:span>.xpi</text:p>
      <text:p text:style-name="Code">Linux_x86_64-gcc3/lightning-2.6.<text:span text:style-name="T10">4</text:span>.xpi</text:p>
      <text:p text:style-name="Code">WINNT_x86-msvc/lightning-2.6.<text:span text:style-name="T10">4</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c485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text:span text:style-name="MT1">4</text:span> Inverse inc.<text:tab/><text:chapter text:display="name" text:outline-level="1">SOGo Update Server</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62</meta:editing-cycles>
    <meta:editing-duration>P1DT3H9M21S</meta:editing-duration>
    <dc:date>2014-03-21T14:09:20.227740000</dc:date>
    <meta:document-statistic meta:table-count="0" meta:image-count="2" meta:object-count="0" meta:page-count="14" meta:paragraph-count="164" meta:word-count="1842" meta:character-count="13477" meta:non-whitespace-character-count="11447"/>
    <meta:user-defined meta:name="Info 1"/>
    <meta:user-defined meta:name="Info 2"/>
    <meta:user-defined meta:name="Info 3"/>
    <meta:user-defined meta:name="Info 4"/>
  </office:meta>
</office:document-meta>
</file>